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text-properties style:font-name="Arial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Arial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style:font-name="Arial" fo:font-size="10pt" style:font-size-asian="10pt" style:font-size-complex="10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style:font-name="Arial" fo:font-size="12pt" style:font-size-asian="12pt" style:font-size-complex="12pt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2pt" style:font-size-asian="12pt" style:font-size-complex="12pt"/>
    </style:style>
    <style:style style:name="gr1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Ultrafine_20_Dashe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ff0000"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dash" draw:stroke-dash="Ultrafine_20_Dashed" draw:fill-color="#ffff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ff0000" draw:marker-end="" draw:marker-end-width="0.25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dash" draw:stroke-dash="Ultrafine_20_Dashed" draw:fill-color="#ffcc99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" draw:style-name="gr1" svg:width="2.513cm" svg:height="4.656cm" svg:x="11.739cm" svg:y="0.478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5" draw:style-name="gr4" draw:text-style-name="P3" svg:width="1.691cm" svg:height="1.691cm" svg:x="12.15cm" svg:y="0.272cm"><text:p text:style-name="P2"><text:span text:style-name="T1">A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3" draw:text-style-name="P3" svg:width="1.061cm" svg:height="0.807cm" svg:x="11.869cm" svg:y="0.12cm"><text:p text:style-name="P2"><text:span text:style-name="T2">op1</text:span></text:p><draw:enhanced-geometry svg:viewBox="0 0 21600 21600" draw:type="rectangle" draw:enhanced-path="M 0 0 L 21600 0 21600 21600 0 21600 0 0 Z N"/></draw:custom-shape><draw:frame text:anchor-type="paragraph" draw:z-index="15" draw:style-name="gr7" draw:text-style-name="P1" svg:width="2.664cm" svg:height="0.65cm" svg:x="8.946cm" svg:y="0.337cm"><draw:text-box><text:p><text:span text:style-name="T1">op1@A</text:span></text:p></draw:text-box></draw:frame></text:p>
      <text:p text:style-name="Standard"><draw:custom-shape text:anchor-type="paragraph" draw:z-index="1" draw:style-name="gr1" svg:width="5.55cm" svg:height="2.759cm" draw:transform="rotate (-1.57079632679579) translate (8.17386111111111cm 0.430388888888889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" draw:style-name="gr3" draw:text-style-name="P3" svg:width="1.061cm" svg:height="1.629cm" svg:x="5.763cm" svg:y="0.258cm"><text:p text:style-name="P2"><text:span text:style-name="T2">op1</text:span><text:span text:style-name="T2"><text:line-break/></text:span><text:span text:style-name="T2">op2</text:span><text:span text:style-name="T2"><text:line-break/></text:span><text:span text:style-name="T2">op3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12" draw:style-name="gr5" draw:text-style-name="P2" svg:x1="8.728cm" svg:y1="0.187cm" svg:x2="12.15cm" svg:y2="0.187cm"><text:p/></draw:line><draw:line text:anchor-type="paragraph" draw:z-index="21" draw:style-name="gr9" draw:text-style-name="P2" svg:x1="7.754cm" svg:y1="2.309cm" svg:x2="8.728cm" svg:y2="0.187cm"><text:p/></draw:line></text:p>
      <text:p text:style-name="Standard"/>
      <text:p text:style-name="Standard"><draw:custom-shape text:anchor-type="paragraph" draw:z-index="8" draw:style-name="gr3" draw:text-style-name="P3" svg:width="1.061cm" svg:height="0.807cm" svg:x="11.848cm" svg:y="0.365cm"><text:p text:style-name="P2"><text:span text:style-name="T2">op2</text:span></text:p><draw:enhanced-geometry svg:viewBox="0 0 21600 21600" draw:type="rectangle" draw:enhanced-path="M 0 0 L 21600 0 21600 21600 0 21600 0 0 Z N"/></draw:custom-shape><draw:frame text:anchor-type="paragraph" draw:z-index="2" draw:style-name="gr2" draw:text-style-name="P1" svg:width="0.911cm" svg:height="0.629cm" svg:x="7.061cm" svg:y="0.123cm"><draw:text-box><text:p><text:span text:style-name="T1">M</text:span></text:p></draw:text-box></draw:frame></text:p>
      <text:p text:style-name="Standard"><draw:custom-shape text:anchor-type="paragraph" draw:z-index="6" draw:style-name="gr4" draw:text-style-name="P3" svg:width="1.691cm" svg:height="1.691cm" svg:x="12.171cm" svg:y="0.072cm"><text:p text:style-name="P2"><text:span text:style-name="T1">B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13" draw:style-name="gr6" draw:text-style-name="P2" svg:x1="8.174cm" svg:y1="0.443cm" svg:x2="12.171cm" svg:y2="0.443cm"><text:p/></draw:line><draw:frame text:anchor-type="paragraph" draw:z-index="16" draw:style-name="gr7" draw:text-style-name="P1" svg:width="2.664cm" svg:height="0.65cm" svg:x="1.953cm" svg:y="0.019cm"><draw:text-box><text:p><text:span text:style-name="T1">op1@M</text:span></text:p></draw:text-box></draw:frame><draw:custom-shape text:anchor-type="paragraph" draw:z-index="17" draw:style-name="gr8" draw:text-style-name="P1" svg:width="1.715cm" svg:height="1.841cm" svg:x="6.04cm" svg:y="0.231cm"><text:p text:style-name="P2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line text:anchor-type="paragraph" draw:z-index="32" draw:style-name="gr6" draw:text-style-name="P2" svg:x1="1.418cm" svg:y1="0.372cm" svg:x2="6.302cm" svg:y2="0.393cm"><text:p/></draw:line></text:p>
      <text:p text:style-name="Standard"/>
      <text:p text:style-name="Standard"/>
      <text:p text:style-name="Standard"><draw:custom-shape text:anchor-type="paragraph" draw:z-index="10" draw:style-name="gr4" draw:text-style-name="P3" svg:width="1.691cm" svg:height="1.691cm" svg:x="12.192cm" svg:y="0.284cm"><text:p text:style-name="P2"><text:span text:style-name="T1">C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3" draw:text-style-name="P3" svg:width="1.061cm" svg:height="0.807cm" svg:x="11.89cm" svg:y="0.145cm"><text:p text:style-name="P2"><text:span text:style-name="T2">op3</text:span></text:p><draw:enhanced-geometry svg:viewBox="0 0 21600 21600" draw:type="rectangle" draw:enhanced-path="M 0 0 L 21600 0 21600 21600 0 21600 0 0 Z N"/></draw:custom-shape><draw:custom-shape text:anchor-type="paragraph" draw:z-index="9" draw:style-name="gr1" svg:width="2.513cm" svg:height="2.304cm" svg:x="11.762cm" svg:y="0.007cm"><text:p/><draw:enhanced-geometry svg:viewBox="0 0 21600 21600" draw:type="rectangle" draw:enhanced-path="M 0 0 L 21600 0 21600 21600 0 21600 0 0 Z N"/></draw:custom-shape><draw:line text:anchor-type="paragraph" draw:z-index="20" draw:style-name="gr5" draw:text-style-name="P2" svg:x1="6.939cm" svg:y1="0.123cm" svg:x2="6.994cm" svg:y2="3.263cm"><text:p/></draw:line></text:p>
      <text:p text:style-name="Standard"/>
      <text:p text:style-name="Standard"><draw:line text:anchor-type="paragraph" draw:z-index="14" draw:style-name="gr6" draw:text-style-name="P2" svg:x1="8.174cm" svg:y1="0.319cm" svg:x2="12.192cm" svg:y2="0.319cm"><text:p/></draw:line></text:p>
      <text:p text:style-name="Standard"/>
      <text:p text:style-name="Standard"/>
      <text:p text:style-name="Standard"/>
      <text:p text:style-name="Standard"><draw:custom-shape text:anchor-type="paragraph" draw:z-index="18" draw:style-name="gr1" svg:width="2.513cm" svg:height="2.304cm" svg:x="5.676cm" svg:y="0.342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19" draw:style-name="gr4" draw:text-style-name="P3" svg:width="1.691cm" svg:height="1.691cm" svg:x="6.041cm" svg:y="0.122cm"><text:p text:style-name="P2"><text:span text:style-name="T1">D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30" draw:style-name="gr3" draw:text-style-name="P3" svg:width="1.061cm" svg:height="0.807cm" svg:x="9.791cm" svg:y="0.032cm"><text:p text:style-name="P2"><text:span text:style-name="T2">print</text:span></text:p><draw:enhanced-geometry svg:viewBox="0 0 21600 21600" draw:type="rectangle" draw:enhanced-path="M 0 0 L 21600 0 21600 21600 0 21600 0 0 Z N"/></draw:custom-shape></text:p>
      <text:p text:style-name="Standard"><draw:custom-shape text:anchor-type="paragraph" draw:z-index="22" draw:style-name="gr1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23" draw:style-name="gr1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25" draw:style-name="gr4" draw:text-style-name="P3" svg:width="1.691cm" svg:height="1.691cm" svg:x="10.329cm" svg:y="0.351cm"><text:p text:style-name="P2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style-name="gr10" draw:text-style-name="P5" svg:width="5.524cm" svg:height="1.11cm" svg:x="0.78cm" svg:y="0.019cm"><text:p text:style-name="P4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><draw:line text:anchor-type="paragraph" draw:z-index="28" draw:style-name="gr6" draw:text-style-name="P2" svg:x1="6.983cm" svg:y1="0.139cm" svg:x2="9.92cm" svg:y2="0.139cm"><text:p/></draw:line></text:p>
      <text:p text:style-name="Standard"/>
      <text:p text:style-name="Standard"/>
      <text:p text:style-name="Standard"><draw:frame text:anchor-type="paragraph" draw:z-index="29" draw:style-name="gr2" draw:text-style-name="P1" svg:width="2.468cm" svg:height="0.629cm" svg:x="4.516cm" svg:y="0.194cm"><draw:text-box><text:p><text:span text:style-name="T1">Aggregator</text:span></text:p></draw:text-box></draw:frame><draw:custom-shape text:anchor-type="paragraph" draw:z-index="31" draw:style-name="gr3" draw:text-style-name="P3" svg:width="1.061cm" svg:height="0.807cm" svg:x="9.791cm" svg:y="0.314cm"><text:p text:style-name="P2"><text:span text:style-name="T2">fax</text:span></text:p><draw:enhanced-geometry svg:viewBox="0 0 21600 21600" draw:type="rectangle" draw:enhanced-path="M 0 0 L 21600 0 21600 21600 0 21600 0 0 Z N"/></draw:custom-shape><draw:line text:anchor-type="paragraph" draw:z-index="33" draw:style-name="gr6" draw:text-style-name="P2" svg:x1="0.845cm" svg:y1="0.474cm" svg:x2="4.225cm" svg:y2="0.474cm"><text:p/></draw:line></text:p>
      <text:p text:style-name="Standard"><draw:custom-shape text:anchor-type="paragraph" draw:z-index="24" draw:style-name="gr1" svg:width="2.513cm" svg:height="2.304cm" svg:x="9.966cm" svg:y="0.409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26" draw:style-name="gr4" draw:text-style-name="P3" svg:width="1.691cm" svg:height="1.691cm" svg:x="10.287cm" svg:y="0.146cm"><text:p text:style-name="P2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line text:anchor-type="paragraph" draw:z-index="27" draw:style-name="gr6" draw:text-style-name="P2" svg:x1="6.983cm" svg:y1="0.228cm" svg:x2="9.92cm" svg:y2="0.228cm"><text:p/></draw:lin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41" draw:style-name="gr3" draw:text-style-name="P3" svg:width="1.061cm" svg:height="0.807cm" svg:x="9.682cm" svg:y="0.367cm"><text:p text:style-name="P2"><text:span text:style-name="T2">print</text:span></text:p><text:p text:style-name="P2"><text:span text:style-name="T2">del</text:span></text:p><draw:enhanced-geometry svg:viewBox="0 0 21600 21600" draw:type="rectangle" draw:enhanced-path="M 0 0 L 21600 0 21600 21600 0 21600 0 0 Z N"/></draw:custom-shape><draw:custom-shape text:anchor-type="paragraph" draw:z-index="50" draw:style-name="gr10" draw:text-style-name="P5" svg:width="5.524cm" svg:height="1.11cm" svg:x="1.191cm" svg:y="0.247cm"><text:p text:style-name="P4"><text:span text:style-name="T2">AuthenticationInterfaceExtende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5" draw:style-name="gr1" svg:width="5.55cm" svg:height="2.759cm" draw:transform="rotate (-1.57079632679579) translate (6.98323611111111cm 0.164041666666667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36" draw:style-name="gr1" svg:width="2.513cm" svg:height="2.304cm" svg:x="9.92cm" svg:y="0.049cm"><text:p/><draw:enhanced-geometry svg:viewBox="0 0 21600 21600" draw:type="rectangle" draw:enhanced-path="M 0 0 L 21600 0 21600 21600 0 21600 0 0 Z N"/></draw:custom-shape><draw:custom-shape text:anchor-type="paragraph" draw:z-index="37" draw:style-name="gr4" draw:text-style-name="P3" svg:width="1.691cm" svg:height="1.691cm" svg:x="10.329cm" svg:y="0.351cm"><text:p text:style-name="P2"><text:span text:style-name="T1">Print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><draw:custom-shape text:anchor-type="paragraph" draw:z-index="49" draw:style-name="gr3" draw:text-style-name="P3" svg:width="1.498cm" svg:height="0.807cm" svg:x="3.235cm" svg:y="0.367cm"><text:p text:style-name="P2"><text:span text:style-name="T2">get_key</text:span></text:p><draw:enhanced-geometry svg:viewBox="0 0 21600 21600" draw:type="rectangle" draw:enhanced-path="M 0 0 L 21600 0 21600 21600 0 21600 0 0 Z N"/></draw:custom-shape></text:p>
      <text:p text:style-name="Standard"><draw:line text:anchor-type="paragraph" draw:z-index="39" draw:style-name="gr6" draw:text-style-name="P2" svg:x1="6.983cm" svg:y1="0.021cm" svg:x2="9.92cm" svg:y2="0.021cm"><text:p/></draw:line></text:p>
      <text:p text:style-name="Standard"><draw:frame text:anchor-type="paragraph" draw:z-index="40" draw:style-name="gr2" draw:text-style-name="P7" svg:width="2.468cm" svg:height="0.629cm" svg:x="4.516cm" svg:y="0.328cm"><draw:text-box><text:p text:style-name="P6"><text:span text:style-name="T3">Aggregator</text:span></text:p></draw:text-box></draw:frame></text:p>
      <text:p text:style-name="Standard"><draw:custom-shape text:anchor-type="paragraph" draw:z-index="42" draw:style-name="gr3" draw:text-style-name="P3" svg:width="1.061cm" svg:height="0.807cm" svg:x="9.663cm" svg:y="0.307cm"><text:p text:style-name="P2"><text:span text:style-name="T2">fax</text:span></text:p><draw:enhanced-geometry svg:viewBox="0 0 21600 21600" draw:type="rectangle" draw:enhanced-path="M 0 0 L 21600 0 21600 21600 0 21600 0 0 Z N"/></draw:custom-shape><draw:line text:anchor-type="paragraph" draw:z-index="43" draw:style-name="gr6" draw:text-style-name="P2" svg:x1="0.845cm" svg:y1="0.443cm" svg:x2="4.225cm" svg:y2="0.443cm"><text:p/></draw:line></text:p>
      <text:p text:style-name="Standard"><draw:custom-shape text:anchor-type="paragraph" draw:z-index="0" draw:style-name="gr1" svg:width="2.513cm" svg:height="2.304cm" svg:x="9.902cm" svg:y="0.259cm"><text:p/><draw:enhanced-geometry svg:viewBox="0 0 21600 21600" draw:type="rectangle" draw:enhanced-path="M 0 0 L 21600 0 21600 21600 0 21600 0 0 Z N"/></draw:custom-shape><draw:custom-shape text:anchor-type="paragraph" draw:z-index="48" draw:style-name="gr8" draw:text-style-name="P1" svg:width="1.442cm" svg:height="1.338cm" svg:x="4.711cm" svg:y="0.086cm"><text:p text:style-name="P2"><text:span text:style-name="T1">C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><draw:custom-shape text:anchor-type="paragraph" draw:z-index="38" draw:style-name="gr4" draw:text-style-name="P3" svg:width="1.691cm" svg:height="1.691cm" svg:x="10.308cm" svg:y="0.139cm"><text:p text:style-name="P2"><text:span text:style-name="T1">Fax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><draw:line text:anchor-type="paragraph" draw:z-index="46" draw:style-name="gr6" draw:text-style-name="P2" svg:x1="6.983cm" svg:y1="0.296cm" svg:x2="9.92cm" svg:y2="0.296cm"><text:p/></draw:line><draw:line text:anchor-type="paragraph" draw:z-index="47" draw:style-name="gr6" draw:text-style-name="P2" svg:x1="5.306cm" svg:y1="0.45cm" svg:x2="5.306cm" svg:y2="2.909cm"><text:p/></draw:line></text:p>
      <text:p text:style-name="Standard"/>
      <text:p text:style-name="Standard"/>
      <text:p text:style-name="Standard"/>
      <text:p text:style-name="Standard"/>
      <text:p text:style-name="Standard"><draw:custom-shape text:anchor-type="paragraph" draw:z-index="44" draw:style-name="gr1" svg:width="2.513cm" svg:height="2.304cm" svg:x="4.272cm" svg:y="0.474cm"><text:p/><draw:enhanced-geometry svg:viewBox="0 0 21600 21600" draw:type="rectangle" draw:enhanced-path="M 0 0 L 21600 0 21600 21600 0 21600 0 0 Z N"/></draw:custom-shape></text:p>
      <text:p text:style-name="Standard"><draw:custom-shape text:anchor-type="paragraph" draw:z-index="45" draw:style-name="gr4" draw:text-style-name="P3" svg:width="1.691cm" svg:height="1.691cm" svg:x="4.634cm" svg:y="0.259cm"><text:p text:style-name="P2"><text:span text:style-name="T1">Logge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1T13:48:40</meta:creation-date>
    <dc:date>2011-11-01T20:17:18</dc:date>
    <meta:editing-duration>PT6H12M55S</meta:editing-duration>
    <meta:editing-cycles>2</meta:editing-cycles>
    <meta:generator>LibreOffice/3.3$Linux LibreOffice_project/330m19$Build-8</meta:generator>
    <meta:document-statistic meta:table-count="0" meta:image-count="0" meta:object-count="0" meta:page-count="2" meta:paragraph-count="0" meta:word-count="0" meta:character-count="0"/>
  </office:meta>
</office:document-meta>
</file>